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93d09" officeooo:paragraph-rsid="00193d09"/>
    </style:style>
    <style:style style:name="P2" style:family="paragraph" style:parent-style-name="Text_20_body">
      <style:text-properties officeooo:rsid="00193d09" officeooo:paragraph-rsid="00193d09"/>
    </style:style>
    <style:style style:name="P3" style:family="paragraph" style:parent-style-name="Standard">
      <style:text-properties officeooo:rsid="001aaf14" officeooo:paragraph-rsid="001aaf14"/>
    </style:style>
    <style:style style:name="P4" style:family="paragraph" style:parent-style-name="Text_20_body">
      <style:text-properties officeooo:rsid="001aaf14" officeooo:paragraph-rsid="001aaf14"/>
    </style:style>
    <style:style style:name="P5" style:family="paragraph" style:parent-style-name="Standard">
      <style:text-properties officeooo:rsid="001b4062" officeooo:paragraph-rsid="001b4062"/>
    </style:style>
    <style:style style:name="P6" style:family="paragraph" style:parent-style-name="Text_20_body">
      <style:text-properties officeooo:rsid="001b4062" officeooo:paragraph-rsid="001b4062"/>
    </style:style>
    <style:style style:name="P7" style:family="paragraph" style:parent-style-name="Standard">
      <style:text-properties officeooo:rsid="001d1d80" officeooo:paragraph-rsid="001d1d80"/>
    </style:style>
    <style:style style:name="P8" style:family="paragraph" style:parent-style-name="Text_20_body">
      <style:text-properties officeooo:rsid="001d1d80" officeooo:paragraph-rsid="001d1d80"/>
    </style:style>
    <style:style style:name="P9" style:family="paragraph" style:parent-style-name="Standard">
      <style:text-properties officeooo:rsid="001f0024" officeooo:paragraph-rsid="001f0024"/>
    </style:style>
    <style:style style:name="P10" style:family="paragraph" style:parent-style-name="Standard">
      <style:text-properties officeooo:rsid="001f8116" officeooo:paragraph-rsid="001f8116"/>
    </style:style>
    <style:style style:name="P11" style:family="paragraph" style:parent-style-name="Text_20_body" style:list-style-name="L1"/>
    <style:style style:name="P12" style:family="paragraph" style:parent-style-name="Text_20_body" style:list-style-name="L1">
      <style:paragraph-properties fo:margin-top="0in" fo:margin-bottom="0in" style:contextual-spacing="false"/>
    </style:style>
    <style:style style:name="P13" style:family="paragraph" style:parent-style-name="Text_20_body" style:list-style-name="L2"/>
    <style:style style:name="P14" style:family="paragraph" style:parent-style-name="Text_20_body" style:list-style-name="L2">
      <style:paragraph-properties fo:margin-top="0in" fo:margin-bottom="0in" style:contextual-spacing="false"/>
    </style:style>
    <style:style style:name="P15" style:family="paragraph" style:parent-style-name="Text_20_body" style:list-style-name="L3"/>
    <style:style style:name="P16" style:family="paragraph" style:parent-style-name="Text_20_body" style:list-style-name="L3">
      <style:paragraph-properties fo:margin-top="0in" fo:margin-bottom="0in" style:contextual-spacing="false"/>
    </style:style>
    <style:style style:name="P17" style:family="paragraph" style:parent-style-name="Text_20_body" style:list-style-name="L4"/>
    <style:style style:name="P18" style:family="paragraph" style:parent-style-name="Text_20_body" style:list-style-name="L4">
      <style:paragraph-properties fo:margin-top="0in" fo:margin-bottom="0in" style:contextual-spacing="false"/>
    </style:style>
    <style:style style:name="P19" style:family="paragraph" style:parent-style-name="Text_20_body" style:list-style-name="L5">
      <style:paragraph-properties fo:margin-top="0in" fo:margin-bottom="0in" style:contextual-spacing="false"/>
    </style:style>
    <style:style style:name="P20" style:family="paragraph" style:parent-style-name="Text_20_body" style:list-style-name="L6">
      <style:paragraph-properties fo:margin-top="0in" fo:margin-bottom="0in" style:contextual-spacing="false"/>
    </style:style>
    <style:style style:name="P21" style:family="paragraph" style:parent-style-name="Text_20_body" style:list-style-name="L7">
      <style:paragraph-properties fo:margin-top="0in" fo:margin-bottom="0in" style:contextual-spacing="false"/>
    </style:style>
    <style:style style:name="P22" style:family="paragraph" style:parent-style-name="Text_20_body" style:list-style-name="L8"/>
    <style:style style:name="P23" style:family="paragraph" style:parent-style-name="Text_20_body" style:list-style-name="L8">
      <style:paragraph-properties fo:margin-top="0in" fo:margin-bottom="0in" style:contextual-spacing="false"/>
    </style:style>
    <style:style style:name="P24" style:family="paragraph" style:parent-style-name="Text_20_body" style:list-style-name="L9"/>
    <style:style style:name="P25" style:family="paragraph" style:parent-style-name="Text_20_body" style:list-style-name="L9">
      <style:paragraph-properties fo:margin-top="0in" fo:margin-bottom="0in" style:contextual-spacing="false"/>
    </style:style>
    <style:style style:name="P26" style:family="paragraph" style:parent-style-name="Text_20_body" style:list-style-name="L10"/>
    <style:style style:name="P27" style:family="paragraph" style:parent-style-name="Text_20_body" style:list-style-name="L10">
      <style:paragraph-properties fo:margin-top="0in" fo:margin-bottom="0in" style:contextual-spacing="false"/>
    </style:style>
    <style:style style:name="P28" style:family="paragraph" style:parent-style-name="Text_20_body" style:list-style-name="L11"/>
    <style:style style:name="P29" style:family="paragraph" style:parent-style-name="Text_20_body" style:list-style-name="L11">
      <style:paragraph-properties fo:margin-top="0in" fo:margin-bottom="0in" style:contextual-spacing="false"/>
    </style:style>
    <style:style style:name="P30" style:family="paragraph" style:parent-style-name="Text_20_body" style:list-style-name="L12"/>
    <style:style style:name="P31" style:family="paragraph" style:parent-style-name="Text_20_body" style:list-style-name="L12">
      <style:paragraph-properties fo:margin-top="0in" fo:margin-bottom="0in" style:contextual-spacing="false"/>
    </style:style>
    <style:style style:name="P32" style:family="paragraph" style:parent-style-name="Text_20_body" style:list-style-name="L13"/>
    <style:style style:name="P33" style:family="paragraph" style:parent-style-name="Text_20_body" style:list-style-name="L13">
      <style:paragraph-properties fo:margin-top="0in" fo:margin-bottom="0in" style:contextual-spacing="false"/>
    </style:style>
    <style:style style:name="P34" style:family="paragraph" style:parent-style-name="Text_20_body" style:list-style-name="L14"/>
    <style:style style:name="P35" style:family="paragraph" style:parent-style-name="Text_20_body" style:list-style-name="L14">
      <style:paragraph-properties fo:margin-top="0in" fo:margin-bottom="0in" style:contextual-spacing="false"/>
    </style:style>
    <style:style style:name="P36" style:family="paragraph" style:parent-style-name="Text_20_body" style:list-style-name="L15"/>
    <style:style style:name="P37" style:family="paragraph" style:parent-style-name="Text_20_body" style:list-style-name="L15">
      <style:paragraph-properties fo:margin-top="0in" fo:margin-bottom="0in" style:contextual-spacing="false"/>
    </style:style>
    <style:style style:name="T1" style:family="text">
      <style:text-properties officeooo:rsid="0021d92f"/>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text:start-value="2">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text:start-value="3">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text:start-value="4">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text:start-value="2">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text:start-value="3">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text:start-value="4">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text:start-value="2">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text:start-value="3">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text:start-value="2">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text:start-value="3">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text:start-value="4">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accès aux biens essentiels</text:p>
      <text:p text:style-name="P2">Nourriture : </text:p>
      <text:list xml:id="list3084129071" text:style-name="L1">
        <text:list-item>
          <text:list>
            <text:list-item>
              <text:p text:style-name="P12">Fournir des repas gratuits ou à prix réduit dans des soupes populaires, des banques alimentaires ou des centres d'accueil. </text:p>
            </text:list-item>
            <text:list-item>
              <text:p text:style-name="P12">Distribuer des colis alimentaires ou des bons alimentaires pour aider les personnes dans le besoin à se procurer de la nourriture. </text:p>
            </text:list-item>
            <text:list-item>
              <text:p text:style-name="P11">Organiser des programmes de jardinage communautaire pour permettre aux personnes de cultiver leurs propres aliments. </text:p>
            </text:list-item>
          </text:list>
        </text:list-item>
      </text:list>
      <text:list xml:id="list308499344" text:style-name="L2">
        <text:list-item>
          <text:p text:style-name="P14">Soins de santé : </text:p>
          <text:list>
            <text:list-item>
              <text:p text:style-name="P14">Mettre en place des cliniques médicales gratuites ou à faible coût pour offrir des services de soins de santé primaires aux personnes pauvres. </text:p>
            </text:list-item>
            <text:list-item>
              <text:p text:style-name="P14">Faciliter l'accès aux médicaments et aux traitements médicaux en collaborant avec des pharmacies ou des organismes de santé locaux. </text:p>
            </text:list-item>
            <text:list-item>
              <text:p text:style-name="P13">Organiser des campagnes de sensibilisation et de dépistage pour les maladies courantes et fournir des informations sur les ressources médicales disponibles. </text:p>
            </text:list-item>
          </text:list>
        </text:list-item>
      </text:list>
      <text:list xml:id="list889354476" text:style-name="L3">
        <text:list-item>
          <text:p text:style-name="P16">Logement : </text:p>
          <text:list>
            <text:list-item>
              <text:p text:style-name="P16">Offrir un hébergement d'urgence pour les personnes sans abri, avec des lits d'appoint, des refuges ou des logements temporaires. </text:p>
            </text:list-item>
            <text:list-item>
              <text:p text:style-name="P15">Aider les personnes à faible revenu à trouver et à maintenir un logement abordable en proposant des programmes d'aide au logement ou en travaillant avec des agences immobilières. </text:p>
            </text:list-item>
          </text:list>
        </text:list-item>
      </text:list>
      <text:list xml:id="list143097187" text:style-name="L4">
        <text:list-item>
          <text:p text:style-name="P18">Vêtements et articles de première nécessité : </text:p>
          <text:list>
            <text:list-item>
              <text:p text:style-name="P18">Collecter et distribuer des vêtements, des chaussures, des couvertures et d'autres articles de première nécessité pour répondre aux besoins de base des personnes pauvres. </text:p>
            </text:list-item>
            <text:list-item>
              <text:p text:style-name="P17">Organiser des drives pour collecter des dons de vêtements et d'articles de première nécessité auprès de la communauté. </text:p>
            </text:list-item>
          </text:list>
        </text:list-item>
      </text:list>
      <text:p text:style-name="Text_20_body">Ces exemples montrent quelques-unes des activités que les associations peuvent entreprendre pour aider les personnes pauvres à accéder aux biens essentiels. Cependant, il est important de noter que les besoins varient d'une communauté à l'autre, il est donc essentiel de mener une évaluation des besoins locaux pour déterminer les activités les plus pertinentes à entreprendre.</text:p>
      <text:p text:style-name="P1"/>
      <text:p text:style-name="P3">ACCES AU BIEN DE L’ENVIRONNEMENT</text:p>
      <text:p text:style-name="P3"/>
      <text:p text:style-name="P4">Eau potable et assainissement : </text:p>
      <text:list xml:id="list3496171088" text:style-name="L5">
        <text:list-item>
          <text:list>
            <text:list-item>
              <text:p text:style-name="P19"><text:span text:style-name="T1">On m</text:span>et en place des infrastructures d'approvisionnement en eau potable et de traitement des eaux usées pour garantir un accès sécurisé à l'eau propre. <text:span text:style-name="T1">On s</text:span>ensibilise à l'importance de l'hygiène et de l'assainissement pour prévenir les maladies liées à l'eau. </text:p>
            </text:list-item>
          </text:list>
        </text:list-item>
      </text:list>
      <text:list xml:id="list739870667" text:style-name="L6">
        <text:list-item>
          <text:p text:style-name="P20">Gestion des déchets : </text:p>
          <text:list>
            <text:list-header>
              <text:p text:style-name="P20"><text:soft-page-break/><text:span text:style-name="T1">On et</text:span>abli<text:span text:style-name="T1">t</text:span> des systèmes de collecte et de gestion des déchets pour minimiser la pollution et les impacts environnementaux négatifs. <text:span text:style-name="T1">On e</text:span>ncourager le recyclage et le compostage pour réduire la quantité de déchets envoyés en décharge. </text:p>
            </text:list-header>
          </text:list>
        </text:list-item>
      </text:list>
      <text:list xml:id="list3516000315" text:style-name="L7">
        <text:list-item>
          <text:p text:style-name="P21">Protection de la biodiversité : </text:p>
          <text:list>
            <text:list-item>
              <text:p text:style-name="P21"><text:span text:style-name="T1">On c</text:span>rée et gérer des aires protégées pour préserver les écosystèmes naturels et les espèces menacées.<text:span text:style-name="T1">On s</text:span>ensibilise à l'importance de la conservation de la biodiversité et encourager la participation communautaire dans les efforts de préservation. </text:p>
            </text:list-item>
          </text:list>
        </text:list-item>
      </text:list>
      <text:list xml:id="list2712126560" text:style-name="L8">
        <text:list-item>
          <text:p text:style-name="P23">Énergie propre et renouvelable : </text:p>
          <text:list>
            <text:list-item>
              <text:p text:style-name="P23">Promouvoir l'utilisation d'énergies propres et renouvelables, telles que l'énergie solaire, éolienne et hydraulique, pour réduire les émissions de gaz à effet de serre et l'impact environnemental de la production d'énergie. </text:p>
            </text:list-item>
            <text:list-item>
              <text:p text:style-name="P22">Favoriser l'accès à l'énergie propre dans les communautés rurales et éloignées qui n'ont pas accès aux réseaux électriques traditionnels. </text:p>
            </text:list-item>
          </text:list>
        </text:list-item>
      </text:list>
      <text:p text:style-name="Text_20_body">Ces exemples illustrent certaines des actions entreprises pour favoriser l'accès aux biens de l'environnement. Il est important de souligner que ces actions doivent être adaptées aux besoins spécifiques de chaque région et s'inscrire dans une approche globale de développement durable. La collaboration entre les gouvernements, les organisations internationales, les ONG et les communautés locales est essentielle pour assurer un accès équitable et durable aux biens de l'environnement.</text:p>
      <text:p text:style-name="P5"/>
      <text:p text:style-name="P5">ACCOMPAGNEMENT SCOLAIREET SANITAIRE</text:p>
      <text:p text:style-name="P5"/>
      <text:p text:style-name="P6">Coopération avec d'autres acteurs : </text:p>
      <text:list xml:id="list3075101134" text:style-name="L9">
        <text:list-item>
          <text:list>
            <text:list-item>
              <text:p text:style-name="P25">Collaborer avec des ONG locales, des organisations communautaires et confessionnelles pour identifier les enfants ayant le plus besoin d'éducation sanitaire et renforcer les messages liés à l'hygiène au sein des communautés. </text:p>
            </text:list-item>
            <text:list-item>
              <text:p text:style-name="P24">Assurer le suivi des mesures et des effets de tous les partenariats et les adapter si nécessaire. <text:a xlink:type="simple" xlink:href="https://www.iiep.unesco.org/fr/eduquer-lhygiene-et-la-sante" office:target-frame-name="_blank" xlink:show="new" text:style-name="Internet_20_link" text:visited-style-name="Visited_20_Internet_20_Link">[8]</text:a> </text:p>
            </text:list-item>
          </text:list>
        </text:list-item>
      </text:list>
      <text:list xml:id="list2342094605" text:style-name="L10">
        <text:list-item>
          <text:p text:style-name="P27">Dispositifs de recherche-intervention : </text:p>
          <text:list>
            <text:list-item>
              <text:p text:style-name="P27">Mettre en place des dispositifs de recherche-intervention visant à améliorer les compétences sociales et émotionnelles des élèves, favorisant ainsi un meilleur climat scolaire et une meilleure santé mentale. </text:p>
            </text:list-item>
            <text:list-item>
              <text:p text:style-name="P26">Ces dispositifs peuvent inclure des activités pédagogiques spécifiques, des ateliers de groupe, des séances de médiation, etc. <text:a xlink:type="simple" xlink:href="https://journals.openedition.org/rechercheseducations/561" office:target-frame-name="_blank" xlink:show="new" text:style-name="Internet_20_link" text:visited-style-name="Visited_20_Internet_20_Link">[9]</text:a> </text:p>
            </text:list-item>
          </text:list>
        </text:list-item>
      </text:list>
      <text:list xml:id="list3644336865" text:style-name="L11">
        <text:list-item>
          <text:p text:style-name="P29">Médicalisation des troubles scolaires : </text:p>
          <text:list>
            <text:list-item>
              <text:p text:style-name="P29">Prendre en compte les aspects médicaux dans l'accompagnement des élèves présentant des troubles scolaires. </text:p>
            </text:list-item>
            <text:list-item>
              <text:p text:style-name="P28">Cela peut inclure la mise en place de protocoles de suivi médical, de réunions avec des professionnels de la santé, ou encore l'adaptation des pratiques pédagogiques en fonction des besoins de chaque élève. <text:a xlink:type="simple" xlink:href="https://journals.openedition.org/ries/12159" office:target-frame-name="_blank" xlink:show="new" text:style-name="Internet_20_link" text:visited-style-name="Visited_20_Internet_20_Link">[10]</text:a> </text:p>
            </text:list-item>
          </text:list>
        </text:list-item>
      </text:list>
      <text:p text:style-name="Text_20_body">Il est important de noter que ces exemples ne sont qu'un aperçu des différentes pratiques et approches utilisées dans l'accompagnement scolaire et sanitaire. Chaque contexte éducatif est unique et nécessite une approche adaptée aux besoins spécifiques des élèves et de la communauté. <text:soft-page-break/>La collaboration entre les écoles, les professionnels de la santé, les familles et les acteurs locaux est essentielle pour assurer un accompagnement efficace et holistique des élèves sur les plans scolaire et sanitaire. <text:a xlink:type="simple" xlink:href="https://www.iiep.unesco.org/fr/eduquer-lhygiene-et-la-sante" office:target-frame-name="_blank" xlink:show="new" text:style-name="Internet_20_link" text:visited-style-name="Visited_20_Internet_20_Link">[8]</text:a> <text:a xlink:type="simple" xlink:href="https://journals.openedition.org/ries/12159" office:target-frame-name="_blank" xlink:show="new" text:style-name="Internet_20_link" text:visited-style-name="Visited_20_Internet_20_Link">[10]</text:a></text:p>
      <text:p text:style-name="P5"/>
      <text:p text:style-name="P7">SOUTIEN A LA PARENTALITE</text:p>
      <text:p text:style-name="P7"/>
      <text:p text:style-name="P8">Groupes de soutien et d'échange : </text:p>
      <text:list xml:id="list1186636710" text:style-name="L12">
        <text:list-item>
          <text:list>
            <text:list-item>
              <text:p text:style-name="P31">Organiser des groupes de soutien et d'échange entre parents pour favoriser le partage d'expériences, les conseils et le renforcement des compétences parentales. </text:p>
            </text:list-item>
            <text:list-item>
              <text:p text:style-name="P30">Ces groupes peuvent être animés par des professionnels de la petite enfance ou des psychologues et offrir un espace sécurisant pour les parents. </text:p>
            </text:list-item>
          </text:list>
        </text:list-item>
      </text:list>
      <text:list xml:id="list3126513364" text:style-name="L13">
        <text:list-item>
          <text:p text:style-name="P33">Formation et ateliers : </text:p>
          <text:list>
            <text:list-item>
              <text:p text:style-name="P33">Proposer des formations et des ateliers sur des sujets tels que la communication bienveillante, la gestion des émotions, la discipline positive, la résolution des conflits familiaux, etc. </text:p>
            </text:list-item>
            <text:list-item>
              <text:p text:style-name="P32">Ces formations permettent aux parents d'acquérir de nouvelles compétences et de développer des stratégies éducatives positives. </text:p>
            </text:list-item>
          </text:list>
        </text:list-item>
      </text:list>
      <text:list xml:id="list2581765882" text:style-name="L14">
        <text:list-item>
          <text:p text:style-name="P35">Accompagnement individuel : </text:p>
          <text:list>
            <text:list-item>
              <text:p text:style-name="P35">Offrir un soutien individuel aux parents qui rencontrent des difficultés spécifiques, que ce soit sur le plan éducatif, relationnel ou émotionnel. </text:p>
            </text:list-item>
            <text:list-item>
              <text:p text:style-name="P34">Cela peut se faire à travers des consultations individuelles avec des professionnels spécialisés, tels que des travailleurs sociaux, des psychologues ou des éducateurs spécialisés. </text:p>
            </text:list-item>
          </text:list>
        </text:list-item>
      </text:list>
      <text:list xml:id="list2226347874" text:style-name="L15">
        <text:list-item>
          <text:p text:style-name="P37">Ressources et informations : </text:p>
          <text:list>
            <text:list-item>
              <text:p text:style-name="P37">Mettre à disposition des parents des ressources et des informations sur le développement de l'enfant, les bonnes pratiques éducatives, la santé et le bien-être familial. </text:p>
            </text:list-item>
            <text:list-item>
              <text:p text:style-name="P36">Cela peut se faire à travers des brochures, des sites web, des applications mobiles ou des sessions d'information dans les établissements scolaires ou les centres de santé. </text:p>
            </text:list-item>
          </text:list>
        </text:list-item>
      </text:list>
      <text:p text:style-name="Text_20_body">Il est important de souligner que le soutien à la parentalité doit être adapté aux besoins spécifiques des parents et des familles. Il doit également prendre en compte les différences culturelles, sociales et économiques pour être inclusif et accessible à tous. La collaboration entre les professionnels de l'enfance, les institutions éducatives, les services sociaux et les associations est essentielle pour offrir un soutien complet et cohérent aux parents.</text:p>
      <text:p text:style-name="P7"/>
      <text:p text:style-name="P7"/>
      <text:p text:style-name="P9">ASSOCIATION FITIA</text:p>
      <text:p text:style-name="P9"><text:a xlink:type="simple" xlink:href="https://www.presidence.gov.mg/actualites/informations/sociale/916-l-association-fitia-procede-a-la-desinfection-des-marches-de-la-capitale.html" text:style-name="Internet_20_link" text:visited-style-name="Visited_20_Internet_20_Link">https://www.presidence.gov.mg/actualites/informations/sociale/916-l-association-fitia-procede-a-la-desinfection-des-marches-de-la-capitale.html</text:a></text:p>
      <text:p text:style-name="P9"/>
      <text:p text:style-name="P9">ASSOCIATION AKAMASOA</text:p>
      <text:p text:style-name="P9"><text:a xlink:type="simple" xlink:href="https://www.perepedro-akamasoa.net/" text:style-name="Internet_20_link" text:visited-style-name="Visited_20_Internet_20_Link">https://www.perepedro-akamasoa.net/</text:a></text:p>
      <text:p text:style-name="P9"/>
      <text:p text:style-name="P10">UNICEF</text:p>
      <text:p text:style-name="P10"><text:soft-page-break/><text:a xlink:type="simple" xlink:href="https://wateractionhub.org/organizations/373/d/unicef-the-united-nations-childrens-fund/?gclid=CjwKCAjwrranBhAEEiwAzbhNtfIjbUs94HObd6gXK8hFtnuWFkFNXuqzDMk1LDTbQ-W2sKT2Pj690BoC9YQQAvD_BwE" text:style-name="Internet_20_link" text:visited-style-name="Visited_20_Internet_20_Link">https://wateractionhub.org/organizations/373/d/unicef-the-united-nations-childrens-fund/?gclid=CjwKCAjwrranBhAEEiwAzbhNtfIjbUs94HObd6gXK8hFtnuWFkFNXuqzDMk1LDTbQ-W2sKT2Pj690BoC9YQQAvD_BwE</text:a></text:p>
      <text:p text:style-name="P10"/>
      <text:p text:style-name="P10">OMS</text:p>
      <text:p text:style-name="P10">https://www.who.int/f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30T07:46:36.842613015</meta:creation-date>
    <dc:date>2023-08-30T22:26:12.789664251</dc:date>
    <meta:editing-duration>PT2H18M54S</meta:editing-duration>
    <meta:editing-cycles>8</meta:editing-cycles>
    <meta:generator>LibreOffice/7.3.7.2$Linux_X86_64 LibreOffice_project/30$Build-2</meta:generator>
    <meta:document-statistic meta:table-count="0" meta:image-count="0" meta:object-count="0" meta:page-count="4" meta:paragraph-count="60" meta:word-count="1093" meta:character-count="7654" meta:non-whitespace-character-count="6617"/>
  </office:meta>
</office:document-meta>
</file>